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9pt" svg:height="255.26pt" svg:x="220.08pt" svg:y="265.78pt">
            <draw:object draw:notify-on-update-of-ranges="Sheet1.A3:Sheet1.A14 Sheet1.G2:Sheet1.G2 Sheet1.G3:Sheet1.G14 Sheet1.H2:Sheet1.H2 Sheet1.H3:Sheet1.H14 Sheet1.I2:Sheet1.I2 Sheet1.I3:Sheet1.I14 Sheet1.J2:Sheet1.J2 Sheet1.J3:Sheet1.J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9pt" svg:height="255.26pt" svg:x="708.66pt" svg:y="246.25pt">
            <draw:object draw:notify-on-update-of-ranges="Sheet1.A3:Sheet1.A14 Sheet1.B2:Sheet1.B2 Sheet1.B3:Sheet1.B14 Sheet1.C2:Sheet1.C2 Sheet1.C3:Sheet1.C14 Sheet1.D2:Sheet1.D2 Sheet1.D3:Sheet1.D14 Sheet1.F2:Sheet1.F2 Sheet1.E3:Sheet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9pt" svg:height="255.26pt" svg:x="462.84pt" svg:y="516.53pt">
            <draw:object draw:notify-on-update-of-ranges="Sheet1.A3:Sheet1.A14 Sheet1.L2:Sheet1.L2 Sheet1.L3:Sheet1.L14 Sheet1.M2:Sheet1.M2 Sheet1.M3:Sheet1.M14 Sheet1.N2:Sheet1.N2 Sheet1.N3:Sheet1.N14 Sheet1.O2:Sheet1.O2 Sheet1.O3:Sheet1.O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st</text:p>
          </table:table-cell>
          <table:table-cell table:style-name="ce1" office:value-type="string" calcext:value-type="string" table:number-columns-spanned="5" table:number-rows-spanned="1">
            <text:p>Output query precision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Harmonic Mean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CQA Coverage</text:p>
          </table:table-cell>
          <table:covered-table-cell table:number-columns-repeated="4"/>
        </table:table-row>
        <table:table-row table:style-name="ro1">
          <table:covered-table-cell/>
          <table:table-cell office:value-type="string" calcext:value-type="string">
            <text:p>classical</text:p>
          </table:table-cell>
          <table:table-cell office:value-type="string" calcext:value-type="string">
            <text:p>recall oriented</text:p>
          </table:table-cell>
          <table:table-cell office:value-type="string" calcext:value-type="string">
            <text:p>precision oriented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query f-measure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recall oriented</text:p>
          </table:table-cell>
          <table:table-cell office:value-type="string" calcext:value-type="string">
            <text:p>precision oriented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query f-measure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recall oriented</text:p>
          </table:table-cell>
          <table:table-cell office:value-type="string" calcext:value-type="string">
            <text:p>precision oriented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query f-meas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0159065334965" calcext:value-type="float">
            <text:p>0.460159065334965</text:p>
          </table:table-cell>
          <table:table-cell office:value-type="float" office:value="0.847024175431256" calcext:value-type="float">
            <text:p>0.847024175431256</text:p>
          </table:table-cell>
          <table:table-cell office:value-type="float" office:value="0.755247284960844" calcext:value-type="float">
            <text:p>0.755247284960844</text:p>
          </table:table-cell>
          <table:table-cell office:value-type="float" office:value="0.996845694799659" calcext:value-type="float">
            <text:p>0.996845694799659</text:p>
          </table:table-cell>
          <table:table-cell office:value-type="float" office:value="0.75291453108272" calcext:value-type="float">
            <text:p>0.75291453108272</text:p>
          </table:table-cell>
          <table:table-cell table:formula="of:=2*([.B3]*[.L3])/([.B3]+[.L3])" office:value-type="float" office:value="0.521124307256323" calcext:value-type="float">
            <text:p>0.521124307256323</text:p>
          </table:table-cell>
          <table:table-cell table:formula="of:=2*([.C3]*[.M3])/([.C3]+[.M3])" office:value-type="float" office:value="0.839904129953793" calcext:value-type="float">
            <text:p>0.839904129953793</text:p>
          </table:table-cell>
          <table:table-cell table:formula="of:=2*([.D3]*[.N3])/([.D3]+[.N3])" office:value-type="float" office:value="0.762376026811691" calcext:value-type="float">
            <text:p>0.762376026811691</text:p>
          </table:table-cell>
          <table:table-cell table:formula="of:=2*([.E3]*[.O3])/([.E3]+[.O3])" office:value-type="float" office:value="0.933493329169707" calcext:value-type="float">
            <text:p>0.933493329169707</text:p>
          </table:table-cell>
          <table:table-cell table:formula="of:=2*([.F3]*[.P3])/([.F3]+[.P3])" office:value-type="float" office:value="0.757076997404806" calcext:value-type="float">
            <text:p>0.757076997404806</text:p>
          </table:table-cell>
          <table:table-cell office:value-type="float" office:value="0.600710882998666" calcext:value-type="float">
            <text:p>0.600710882998666</text:p>
          </table:table-cell>
          <table:table-cell office:value-type="float" office:value="0.832902788194883" calcext:value-type="float">
            <text:p>0.832902788194883</text:p>
          </table:table-cell>
          <table:table-cell office:value-type="float" office:value="0.76964062670494" calcext:value-type="float">
            <text:p>0.76964062670494</text:p>
          </table:table-cell>
          <table:table-cell office:value-type="float" office:value="0.877712232306809" calcext:value-type="float">
            <text:p>0.877712232306809</text:p>
          </table:table-cell>
          <table:table-cell office:value-type="float" office:value="0.761285743735184" calcext:value-type="float">
            <text:p>0.761285743735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8014229593135" calcext:value-type="float">
            <text:p>0.428014229593135</text:p>
          </table:table-cell>
          <table:table-cell office:value-type="float" office:value="0.802260490184955" calcext:value-type="float">
            <text:p>0.802260490184955</text:p>
          </table:table-cell>
          <table:table-cell office:value-type="float" office:value="0.730517540247465" calcext:value-type="float">
            <text:p>0.730517540247465</text:p>
          </table:table-cell>
          <table:table-cell office:value-type="float" office:value="0.997368421052632" calcext:value-type="float">
            <text:p>0.997368421052632</text:p>
          </table:table-cell>
          <table:table-cell office:value-type="float" office:value="0.726051957108692" calcext:value-type="float">
            <text:p>0.726051957108692</text:p>
          </table:table-cell>
          <table:table-cell table:formula="of:=2*([.B4]*[.L4])/([.B4]+[.L4])" office:value-type="float" office:value="0.501039662027491" calcext:value-type="float">
            <text:p>0.501039662027491</text:p>
          </table:table-cell>
          <table:table-cell table:formula="of:=2*([.C4]*[.M4])/([.C4]+[.M4])" office:value-type="float" office:value="0.819889598148277" calcext:value-type="float">
            <text:p>0.819889598148277</text:p>
          </table:table-cell>
          <table:table-cell table:formula="of:=2*([.D4]*[.N4])/([.D4]+[.N4])" office:value-type="float" office:value="0.750447313238455" calcext:value-type="float">
            <text:p>0.750447313238455</text:p>
          </table:table-cell>
          <table:table-cell table:formula="of:=2*([.E4]*[.O4])/([.E4]+[.O4])" office:value-type="float" office:value="0.938369638635501" calcext:value-type="float">
            <text:p>0.938369638635501</text:p>
          </table:table-cell>
          <table:table-cell table:formula="of:=2*([.F4]*[.P4])/([.F4]+[.P4])" office:value-type="float" office:value="0.744746186005721" calcext:value-type="float">
            <text:p>0.744746186005721</text:p>
          </table:table-cell>
          <table:table-cell office:value-type="float" office:value="0.604109500510186" calcext:value-type="float">
            <text:p>0.604109500510186</text:p>
          </table:table-cell>
          <table:table-cell office:value-type="float" office:value="0.838310888159435" calcext:value-type="float">
            <text:p>0.838310888159435</text:p>
          </table:table-cell>
          <table:table-cell office:value-type="float" office:value="0.771495022309336" calcext:value-type="float">
            <text:p>0.771495022309336</text:p>
          </table:table-cell>
          <table:table-cell office:value-type="float" office:value="0.885961095512569" calcext:value-type="float">
            <text:p>0.885961095512569</text:p>
          </table:table-cell>
          <table:table-cell office:value-type="float" office:value="0.764428526519026" calcext:value-type="float">
            <text:p>0.7644285265190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94972155378947" calcext:value-type="float">
            <text:p>0.394972155378947</text:p>
          </table:table-cell>
          <table:table-cell office:value-type="float" office:value="0.757214234315856" calcext:value-type="float">
            <text:p>0.757214234315856</text:p>
          </table:table-cell>
          <table:table-cell office:value-type="float" office:value="0.701049776486452" calcext:value-type="float">
            <text:p>0.701049776486452</text:p>
          </table:table-cell>
          <table:table-cell office:value-type="float" office:value="0.99775707384403" calcext:value-type="float">
            <text:p>0.99775707384403</text:p>
          </table:table-cell>
          <table:table-cell office:value-type="float" office:value="0.695348063538246" calcext:value-type="float">
            <text:p>0.695348063538246</text:p>
          </table:table-cell>
          <table:table-cell table:formula="of:=2*([.B5]*[.L5])/([.B5]+[.L5])" office:value-type="float" office:value="0.476481386476555" calcext:value-type="float">
            <text:p>0.476481386476555</text:p>
          </table:table-cell>
          <table:table-cell table:formula="of:=2*([.C5]*[.M5])/([.C5]+[.M5])" office:value-type="float" office:value="0.793071209081811" calcext:value-type="float">
            <text:p>0.793071209081811</text:p>
          </table:table-cell>
          <table:table-cell table:formula="of:=2*([.D5]*[.N5])/([.D5]+[.N5])" office:value-type="float" office:value="0.736491460497923" calcext:value-type="float">
            <text:p>0.736491460497923</text:p>
          </table:table-cell>
          <table:table-cell table:formula="of:=2*([.E5]*[.O5])/([.E5]+[.O5])" office:value-type="float" office:value="0.938541618994099" calcext:value-type="float">
            <text:p>0.938541618994099</text:p>
          </table:table-cell>
          <table:table-cell table:formula="of:=2*([.F5]*[.P5])/([.F5]+[.P5])" office:value-type="float" office:value="0.727646918254821" calcext:value-type="float">
            <text:p>0.727646918254821</text:p>
          </table:table-cell>
          <table:table-cell office:value-type="float" office:value="0.600380031054911" calcext:value-type="float">
            <text:p>0.600380031054911</text:p>
          </table:table-cell>
          <table:table-cell office:value-type="float" office:value="0.832492915809204" calcext:value-type="float">
            <text:p>0.832492915809204</text:p>
          </table:table-cell>
          <table:table-cell office:value-type="float" office:value="0.77570747652179" calcext:value-type="float">
            <text:p>0.77570747652179</text:p>
          </table:table-cell>
          <table:table-cell office:value-type="float" office:value="0.885961095512569" calcext:value-type="float">
            <text:p>0.885961095512569</text:p>
          </table:table-cell>
          <table:table-cell office:value-type="float" office:value="0.76309249572477" calcext:value-type="float">
            <text:p>0.763092495724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80428978880166" calcext:value-type="float">
            <text:p>0.380428978880166</text:p>
          </table:table-cell>
          <table:table-cell office:value-type="float" office:value="0.733984360383479" calcext:value-type="float">
            <text:p>0.733984360383479</text:p>
          </table:table-cell>
          <table:table-cell office:value-type="float" office:value="0.686766308029997" calcext:value-type="float">
            <text:p>0.686766308029997</text:p>
          </table:table-cell>
          <table:table-cell office:value-type="float" office:value="0.997784026996625" calcext:value-type="float">
            <text:p>0.997784026996625</text:p>
          </table:table-cell>
          <table:table-cell office:value-type="float" office:value="0.677289256991799" calcext:value-type="float">
            <text:p>0.677289256991799</text:p>
          </table:table-cell>
          <table:table-cell table:formula="of:=2*([.B6]*[.L6])/([.B6]+[.L6])" office:value-type="float" office:value="0.466761053944864" calcext:value-type="float">
            <text:p>0.466761053944864</text:p>
          </table:table-cell>
          <table:table-cell table:formula="of:=2*([.C6]*[.M6])/([.C6]+[.M6])" office:value-type="float" office:value="0.781154798869847" calcext:value-type="float">
            <text:p>0.781154798869847</text:p>
          </table:table-cell>
          <table:table-cell table:formula="of:=2*([.D6]*[.N6])/([.D6]+[.N6])" office:value-type="float" office:value="0.729442375249005" calcext:value-type="float">
            <text:p>0.729442375249005</text:p>
          </table:table-cell>
          <table:table-cell table:formula="of:=2*([.E6]*[.O6])/([.E6]+[.O6])" office:value-type="float" office:value="0.938553543236641" calcext:value-type="float">
            <text:p>0.938553543236641</text:p>
          </table:table-cell>
          <table:table-cell table:formula="of:=2*([.F6]*[.P6])/([.F6]+[.P6])" office:value-type="float" office:value="0.71848058444201" calcext:value-type="float">
            <text:p>0.71848058444201</text:p>
          </table:table-cell>
          <table:table-cell office:value-type="float" office:value="0.603778648566431" calcext:value-type="float">
            <text:p>0.603778648566431</text:p>
          </table:table-cell>
          <table:table-cell office:value-type="float" office:value="0.834804576798986" calcext:value-type="float">
            <text:p>0.834804576798986</text:p>
          </table:table-cell>
          <table:table-cell office:value-type="float" office:value="0.77777369571634" calcext:value-type="float">
            <text:p>0.77777369571634</text:p>
          </table:table-cell>
          <table:table-cell office:value-type="float" office:value="0.885961095512569" calcext:value-type="float">
            <text:p>0.885961095512569</text:p>
          </table:table-cell>
          <table:table-cell office:value-type="float" office:value="0.765006705100347" calcext:value-type="float">
            <text:p>0.7650067051003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67128917138081" calcext:value-type="float">
            <text:p>0.367128917138081</text:p>
          </table:table-cell>
          <table:table-cell office:value-type="float" office:value="0.709739912655844" calcext:value-type="float">
            <text:p>0.709739912655844</text:p>
          </table:table-cell>
          <table:table-cell office:value-type="float" office:value="0.666161064631671" calcext:value-type="float">
            <text:p>0.666161064631671</text:p>
          </table:table-cell>
          <table:table-cell office:value-type="float" office:value="0.997982654600302" calcext:value-type="float">
            <text:p>0.997982654600302</text:p>
          </table:table-cell>
          <table:table-cell office:value-type="float" office:value="0.65896265746954" calcext:value-type="float">
            <text:p>0.65896265746954</text:p>
          </table:table-cell>
          <table:table-cell table:formula="of:=2*([.B7]*[.L7])/([.B7]+[.L7])" office:value-type="float" office:value="0.456318273432969" calcext:value-type="float">
            <text:p>0.456318273432969</text:p>
          </table:table-cell>
          <table:table-cell table:formula="of:=2*([.C7]*[.M7])/([.C7]+[.M7])" office:value-type="float" office:value="0.76720888451862" calcext:value-type="float">
            <text:p>0.76720888451862</text:p>
          </table:table-cell>
          <table:table-cell table:formula="of:=2*([.D7]*[.N7])/([.D7]+[.N7])" office:value-type="float" office:value="0.717434332924387" calcext:value-type="float">
            <text:p>0.717434332924387</text:p>
          </table:table-cell>
          <table:table-cell table:formula="of:=2*([.E7]*[.O7])/([.E7]+[.O7])" office:value-type="float" office:value="0.938641406803417" calcext:value-type="float">
            <text:p>0.938641406803417</text:p>
          </table:table-cell>
          <table:table-cell table:formula="of:=2*([.F7]*[.P7])/([.F7]+[.P7])" office:value-type="float" office:value="0.707807251723776" calcext:value-type="float">
            <text:p>0.707807251723776</text:p>
          </table:table-cell>
          <table:table-cell office:value-type="float" office:value="0.602748428786212" calcext:value-type="float">
            <text:p>0.602748428786212</text:p>
          </table:table-cell>
          <table:table-cell office:value-type="float" office:value="0.834804576798986" calcext:value-type="float">
            <text:p>0.834804576798986</text:p>
          </table:table-cell>
          <table:table-cell office:value-type="float" office:value="0.77725858582623" calcext:value-type="float">
            <text:p>0.77725858582623</text:p>
          </table:table-cell>
          <table:table-cell office:value-type="float" office:value="0.885961095512569" calcext:value-type="float">
            <text:p>0.885961095512569</text:p>
          </table:table-cell>
          <table:table-cell office:value-type="float" office:value="0.764472608980136" calcext:value-type="float">
            <text:p>0.7644726089801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65119008804663" calcext:value-type="float">
            <text:p>0.365119008804663</text:p>
          </table:table-cell>
          <table:table-cell office:value-type="float" office:value="0.712299981943314" calcext:value-type="float">
            <text:p>0.712299981943314</text:p>
          </table:table-cell>
          <table:table-cell office:value-type="float" office:value="0.676681610711263" calcext:value-type="float">
            <text:p>0.676681610711263</text:p>
          </table:table-cell>
          <table:table-cell office:value-type="float" office:value="0.9963373977973" calcext:value-type="float">
            <text:p>0.9963373977973</text:p>
          </table:table-cell>
          <table:table-cell office:value-type="float" office:value="0.661367982065994" calcext:value-type="float">
            <text:p>0.661367982065994</text:p>
          </table:table-cell>
          <table:table-cell table:formula="of:=2*([.B8]*[.L8])/([.B8]+[.L8])" office:value-type="float" office:value="0.455561651488092" calcext:value-type="float">
            <text:p>0.455561651488092</text:p>
          </table:table-cell>
          <table:table-cell table:formula="of:=2*([.C8]*[.M8])/([.C8]+[.M8])" office:value-type="float" office:value="0.769741433957994" calcext:value-type="float">
            <text:p>0.769741433957994</text:p>
          </table:table-cell>
          <table:table-cell table:formula="of:=2*([.D8]*[.N8])/([.D8]+[.N8])" office:value-type="float" office:value="0.725064389096703" calcext:value-type="float">
            <text:p>0.725064389096703</text:p>
          </table:table-cell>
          <table:table-cell table:formula="of:=2*([.E8]*[.O8])/([.E8]+[.O8])" office:value-type="float" office:value="0.939661280305441" calcext:value-type="float">
            <text:p>0.939661280305441</text:p>
          </table:table-cell>
          <table:table-cell table:formula="of:=2*([.F8]*[.P8])/([.F8]+[.P8])" office:value-type="float" office:value="0.709303480008442" calcext:value-type="float">
            <text:p>0.709303480008442</text:p>
          </table:table-cell>
          <table:table-cell office:value-type="float" office:value="0.605564362852146" calcext:value-type="float">
            <text:p>0.605564362852146</text:p>
          </table:table-cell>
          <table:table-cell office:value-type="float" office:value="0.837259933941843" calcext:value-type="float">
            <text:p>0.837259933941843</text:p>
          </table:table-cell>
          <table:table-cell office:value-type="float" office:value="0.78089869571634" calcext:value-type="float">
            <text:p>0.78089869571634</text:p>
          </table:table-cell>
          <table:table-cell office:value-type="float" office:value="0.889086095512569" calcext:value-type="float">
            <text:p>0.889086095512569</text:p>
          </table:table-cell>
          <table:table-cell office:value-type="float" office:value="0.764730631955074" calcext:value-type="float">
            <text:p>0.7647306319550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6506779340861" calcext:value-type="float">
            <text:p>0.356506779340861</text:p>
          </table:table-cell>
          <table:table-cell office:value-type="float" office:value="0.702540360569884" calcext:value-type="float">
            <text:p>0.702540360569884</text:p>
          </table:table-cell>
          <table:table-cell office:value-type="float" office:value="0.670387184597741" calcext:value-type="float">
            <text:p>0.670387184597741</text:p>
          </table:table-cell>
          <table:table-cell office:value-type="float" office:value="0.997316653934301" calcext:value-type="float">
            <text:p>0.997316653934301</text:p>
          </table:table-cell>
          <table:table-cell office:value-type="float" office:value="0.652344047643377" calcext:value-type="float">
            <text:p>0.652344047643377</text:p>
          </table:table-cell>
          <table:table-cell table:formula="of:=2*([.B9]*[.L9])/([.B9]+[.L9])" office:value-type="float" office:value="0.448339482384152" calcext:value-type="float">
            <text:p>0.448339482384152</text:p>
          </table:table-cell>
          <table:table-cell table:formula="of:=2*([.C9]*[.M9])/([.C9]+[.M9])" office:value-type="float" office:value="0.763136988777511" calcext:value-type="float">
            <text:p>0.763136988777511</text:p>
          </table:table-cell>
          <table:table-cell table:formula="of:=2*([.D9]*[.N9])/([.D9]+[.N9])" office:value-type="float" office:value="0.721969571010715" calcext:value-type="float">
            <text:p>0.721969571010715</text:p>
          </table:table-cell>
          <table:table-cell table:formula="of:=2*([.E9]*[.O9])/([.E9]+[.O9])" office:value-type="float" office:value="0.940096562196069" calcext:value-type="float">
            <text:p>0.940096562196069</text:p>
          </table:table-cell>
          <table:table-cell table:formula="of:=2*([.F9]*[.P9])/([.F9]+[.P9])" office:value-type="float" office:value="0.703366598677871" calcext:value-type="float">
            <text:p>0.703366598677871</text:p>
          </table:table-cell>
          <table:table-cell office:value-type="float" office:value="0.603897696185479" calcext:value-type="float">
            <text:p>0.603897696185479</text:p>
          </table:table-cell>
          <table:table-cell office:value-type="float" office:value="0.835173720424178" calcext:value-type="float">
            <text:p>0.835173720424178</text:p>
          </table:table-cell>
          <table:table-cell office:value-type="float" office:value="0.782151575900672" calcext:value-type="float">
            <text:p>0.782151575900672</text:p>
          </table:table-cell>
          <table:table-cell office:value-type="float" office:value="0.889086095512569" calcext:value-type="float">
            <text:p>0.889086095512569</text:p>
          </table:table-cell>
          <table:table-cell office:value-type="float" office:value="0.763047748244927" calcext:value-type="float">
            <text:p>0.7630477482449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5876563915041" calcext:value-type="float">
            <text:p>0.355876563915041</text:p>
          </table:table-cell>
          <table:table-cell office:value-type="float" office:value="0.698582580196351" calcext:value-type="float">
            <text:p>0.698582580196351</text:p>
          </table:table-cell>
          <table:table-cell office:value-type="float" office:value="0.665007692148557" calcext:value-type="float">
            <text:p>0.665007692148557</text:p>
          </table:table-cell>
          <table:table-cell office:value-type="float" office:value="0.998171171893799" calcext:value-type="float">
            <text:p>0.998171171893799</text:p>
          </table:table-cell>
          <table:table-cell office:value-type="float" office:value="0.647048780073118" calcext:value-type="float">
            <text:p>0.647048780073118</text:p>
          </table:table-cell>
          <table:table-cell table:formula="of:=2*([.B10]*[.L10])/([.B10]+[.L10])" office:value-type="float" office:value="0.447595061246809" calcext:value-type="float">
            <text:p>0.447595061246809</text:p>
          </table:table-cell>
          <table:table-cell table:formula="of:=2*([.C10]*[.M10])/([.C10]+[.M10])" office:value-type="float" office:value="0.760610697071326" calcext:value-type="float">
            <text:p>0.760610697071326</text:p>
          </table:table-cell>
          <table:table-cell table:formula="of:=2*([.D10]*[.N10])/([.D10]+[.N10])" office:value-type="float" office:value="0.718838383423004" calcext:value-type="float">
            <text:p>0.718838383423004</text:p>
          </table:table-cell>
          <table:table-cell table:formula="of:=2*([.E10]*[.O10])/([.E10]+[.O10])" office:value-type="float" office:value="0.940476028572286" calcext:value-type="float">
            <text:p>0.940476028572286</text:p>
          </table:table-cell>
          <table:table-cell table:formula="of:=2*([.F10]*[.P10])/([.F10]+[.P10])" office:value-type="float" office:value="0.700333909818846" calcext:value-type="float">
            <text:p>0.700333909818846</text:p>
          </table:table-cell>
          <table:table-cell office:value-type="float" office:value="0.603004839042622" calcext:value-type="float">
            <text:p>0.603004839042622</text:p>
          </table:table-cell>
          <table:table-cell office:value-type="float" office:value="0.834727291852749" calcext:value-type="float">
            <text:p>0.834727291852749</text:p>
          </table:table-cell>
          <table:table-cell office:value-type="float" office:value="0.782151575900672" calcext:value-type="float">
            <text:p>0.782151575900672</text:p>
          </table:table-cell>
          <table:table-cell office:value-type="float" office:value="0.889086095512569" calcext:value-type="float">
            <text:p>0.889086095512569</text:p>
          </table:table-cell>
          <table:table-cell office:value-type="float" office:value="0.763182794605671" calcext:value-type="float">
            <text:p>0.7631827946056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47566858886361" calcext:value-type="float">
            <text:p>0.347566858886361</text:p>
          </table:table-cell>
          <table:table-cell office:value-type="float" office:value="0.68507651240229" calcext:value-type="float">
            <text:p>0.68507651240229</text:p>
          </table:table-cell>
          <table:table-cell office:value-type="float" office:value="0.656084440955761" calcext:value-type="float">
            <text:p>0.656084440955761</text:p>
          </table:table-cell>
          <table:table-cell office:value-type="float" office:value="0.996805665349144" calcext:value-type="float">
            <text:p>0.996805665349144</text:p>
          </table:table-cell>
          <table:table-cell office:value-type="float" office:value="0.6363014974733" calcext:value-type="float">
            <text:p>0.6363014974733</text:p>
          </table:table-cell>
          <table:table-cell table:formula="of:=2*([.B11]*[.L11])/([.B11]+[.L11])" office:value-type="float" office:value="0.439799075510713" calcext:value-type="float">
            <text:p>0.439799075510713</text:p>
          </table:table-cell>
          <table:table-cell table:formula="of:=2*([.C11]*[.M11])/([.C11]+[.M11])" office:value-type="float" office:value="0.750239984932265" calcext:value-type="float">
            <text:p>0.750239984932265</text:p>
          </table:table-cell>
          <table:table-cell table:formula="of:=2*([.D11]*[.N11])/([.D11]+[.N11])" office:value-type="float" office:value="0.712556528131851" calcext:value-type="float">
            <text:p>0.712556528131851</text:p>
          </table:table-cell>
          <table:table-cell table:formula="of:=2*([.E11]*[.O11])/([.E11]+[.O11])" office:value-type="float" office:value="0.938653407330959" calcext:value-type="float">
            <text:p>0.938653407330959</text:p>
          </table:table-cell>
          <table:table-cell table:formula="of:=2*([.F11]*[.P11])/([.F11]+[.P11])" office:value-type="float" office:value="0.691380054695843" calcext:value-type="float">
            <text:p>0.691380054695843</text:p>
          </table:table-cell>
          <table:table-cell office:value-type="float" office:value="0.598663706037696" calcext:value-type="float">
            <text:p>0.598663706037696</text:p>
          </table:table-cell>
          <table:table-cell office:value-type="float" office:value="0.829103050402046" calcext:value-type="float">
            <text:p>0.829103050402046</text:p>
          </table:table-cell>
          <table:table-cell office:value-type="float" office:value="0.779665809855123" calcext:value-type="float">
            <text:p>0.779665809855123</text:p>
          </table:table-cell>
          <table:table-cell office:value-type="float" office:value="0.88691218246909" calcext:value-type="float">
            <text:p>0.88691218246909</text:p>
          </table:table-cell>
          <table:table-cell office:value-type="float" office:value="0.75689745476381" calcext:value-type="float">
            <text:p>0.756897454763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40414475565" calcext:value-type="float">
            <text:p>0.340414475565</text:p>
          </table:table-cell>
          <table:table-cell office:value-type="float" office:value="0.6771149546" calcext:value-type="float">
            <text:p>0.6771149546</text:p>
          </table:table-cell>
          <table:table-cell office:value-type="float" office:value="0.648360310935" calcext:value-type="float">
            <text:p>0.648360310935</text:p>
          </table:table-cell>
          <table:table-cell office:value-type="float" office:value="0.996458333335" calcext:value-type="float">
            <text:p>0.996458333335</text:p>
          </table:table-cell>
          <table:table-cell office:value-type="float" office:value="0.62853813679" calcext:value-type="float">
            <text:p>0.62853813679</text:p>
          </table:table-cell>
          <table:table-cell table:formula="of:=2*([.B12]*[.L12])/([.B12]+[.L12])" office:value-type="float" office:value="0.434029446159844" calcext:value-type="float">
            <text:p>0.434029446159844</text:p>
          </table:table-cell>
          <table:table-cell table:formula="of:=2*([.C12]*[.M12])/([.C12]+[.M12])" office:value-type="float" office:value="0.746947124677782" calcext:value-type="float">
            <text:p>0.746947124677782</text:p>
          </table:table-cell>
          <table:table-cell table:formula="of:=2*([.D12]*[.N12])/([.D12]+[.N12])" office:value-type="float" office:value="0.709707750961935" calcext:value-type="float">
            <text:p>0.709707750961935</text:p>
          </table:table-cell>
          <table:table-cell table:formula="of:=2*([.E12]*[.O12])/([.E12]+[.O12])" office:value-type="float" office:value="0.941457692531413" calcext:value-type="float">
            <text:p>0.941457692531413</text:p>
          </table:table-cell>
          <table:table-cell table:formula="of:=2*([.F12]*[.P12])/([.F12]+[.P12])" office:value-type="float" office:value="0.687190846411295" calcext:value-type="float">
            <text:p>0.687190846411295</text:p>
          </table:table-cell>
          <table:table-cell office:value-type="float" office:value="0.59866370604" calcext:value-type="float">
            <text:p>0.59866370604</text:p>
          </table:table-cell>
          <table:table-cell office:value-type="float" office:value="0.832839463435" calcext:value-type="float">
            <text:p>0.832839463435</text:p>
          </table:table-cell>
          <table:table-cell office:value-type="float" office:value="0.783877766385" calcext:value-type="float">
            <text:p>0.783877766385</text:p>
          </table:table-cell>
          <table:table-cell office:value-type="float" office:value="0.892211095515" calcext:value-type="float">
            <text:p>0.892211095515</text:p>
          </table:table-cell>
          <table:table-cell office:value-type="float" office:value="0.757916650665" calcext:value-type="float">
            <text:p>0.7579166506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24704865078217" calcext:value-type="float">
            <text:p>0.324704865078217</text:p>
          </table:table-cell>
          <table:table-cell office:value-type="float" office:value="0.653525200413224" calcext:value-type="float">
            <text:p>0.653525200413224</text:p>
          </table:table-cell>
          <table:table-cell office:value-type="float" office:value="0.633939021213452" calcext:value-type="float">
            <text:p>0.633939021213452</text:p>
          </table:table-cell>
          <table:table-cell office:value-type="float" office:value="0.998325163398693" calcext:value-type="float">
            <text:p>0.998325163398693</text:p>
          </table:table-cell>
          <table:table-cell office:value-type="float" office:value="0.607498222114943" calcext:value-type="float">
            <text:p>0.607498222114943</text:p>
          </table:table-cell>
          <table:table-cell table:formula="of:=2*([.B13]*[.L13])/([.B13]+[.L13])" office:value-type="float" office:value="0.420171810812386" calcext:value-type="float">
            <text:p>0.420171810812386</text:p>
          </table:table-cell>
          <table:table-cell table:formula="of:=2*([.C13]*[.M13])/([.C13]+[.M13])" office:value-type="float" office:value="0.730931128168932" calcext:value-type="float">
            <text:p>0.730931128168932</text:p>
          </table:table-cell>
          <table:table-cell table:formula="of:=2*([.D13]*[.N13])/([.D13]+[.N13])" office:value-type="float" office:value="0.699956538376197" calcext:value-type="float">
            <text:p>0.699956538376197</text:p>
          </table:table-cell>
          <table:table-cell table:formula="of:=2*([.E13]*[.O13])/([.E13]+[.O13])" office:value-type="float" office:value="0.944742202143933" calcext:value-type="float">
            <text:p>0.944742202143933</text:p>
          </table:table-cell>
          <table:table-cell table:formula="of:=2*([.F13]*[.P13])/([.F13]+[.P13])" office:value-type="float" office:value="0.673475669318773" calcext:value-type="float">
            <text:p>0.673475669318773</text:p>
          </table:table-cell>
          <table:table-cell office:value-type="float" office:value="0.595153853820947" calcext:value-type="float">
            <text:p>0.595153853820947</text:p>
          </table:table-cell>
          <table:table-cell office:value-type="float" office:value="0.829137185120402" calcext:value-type="float">
            <text:p>0.829137185120402</text:p>
          </table:table-cell>
          <table:table-cell office:value-type="float" office:value="0.78132234765765" calcext:value-type="float">
            <text:p>0.78132234765765</text:p>
          </table:table-cell>
          <table:table-cell office:value-type="float" office:value="0.89661814679462" calcext:value-type="float">
            <text:p>0.89661814679462</text:p>
          </table:table-cell>
          <table:table-cell office:value-type="float" office:value="0.755530148988251" calcext:value-type="float">
            <text:p>0.7555301489882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98165904701294" calcext:value-type="float">
            <text:p>0.298165904701294</text:p>
          </table:table-cell>
          <table:table-cell office:value-type="float" office:value="0.614578501941225" calcext:value-type="float">
            <text:p>0.614578501941225</text:p>
          </table:table-cell>
          <table:table-cell office:value-type="float" office:value="0.611268388053801" calcext:value-type="float">
            <text:p>0.611268388053801</text:p>
          </table:table-cell>
          <table:table-cell office:value-type="float" office:value="0.992091425292619" calcext:value-type="float">
            <text:p>0.992091425292619</text:p>
          </table:table-cell>
          <table:table-cell office:value-type="float" office:value="0.564467446262081" calcext:value-type="float">
            <text:p>0.564467446262081</text:p>
          </table:table-cell>
          <table:table-cell table:formula="of:=2*([.B14]*[.L14])/([.B14]+[.L14])" office:value-type="float" office:value="0.396275691842315" calcext:value-type="float">
            <text:p>0.396275691842315</text:p>
          </table:table-cell>
          <table:table-cell table:formula="of:=2*([.C14]*[.M14])/([.C14]+[.M14])" office:value-type="float" office:value="0.704528109335202" calcext:value-type="float">
            <text:p>0.704528109335202</text:p>
          </table:table-cell>
          <table:table-cell table:formula="of:=2*([.D14]*[.N14])/([.D14]+[.N14])" office:value-type="float" office:value="0.687998853703469" calcext:value-type="float">
            <text:p>0.687998853703469</text:p>
          </table:table-cell>
          <table:table-cell table:formula="of:=2*([.E14]*[.O14])/([.E14]+[.O14])" office:value-type="float" office:value="0.9482236428148" calcext:value-type="float">
            <text:p>0.9482236428148</text:p>
          </table:table-cell>
          <table:table-cell table:formula="of:=2*([.F14]*[.P14])/([.F14]+[.P14])" office:value-type="float" office:value="0.643686060677617" calcext:value-type="float">
            <text:p>0.643686060677617</text:p>
          </table:table-cell>
          <table:table-cell office:value-type="float" office:value="0.590613781823978" calcext:value-type="float">
            <text:p>0.590613781823978</text:p>
          </table:table-cell>
          <table:table-cell office:value-type="float" office:value="0.825322117235609" calcext:value-type="float">
            <text:p>0.825322117235609</text:p>
          </table:table-cell>
          <table:table-cell office:value-type="float" office:value="0.786757931775375" calcext:value-type="float">
            <text:p>0.786757931775375</text:p>
          </table:table-cell>
          <table:table-cell office:value-type="float" office:value="0.908071030442303" calcext:value-type="float">
            <text:p>0.908071030442303</text:p>
          </table:table-cell>
          <table:table-cell office:value-type="float" office:value="0.748770121676656" calcext:value-type="float">
            <text:p>0.7487701216766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08:26:25.828445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7:24:07.791678061</meta:creation-date>
    <dc:date>2019-03-13T08:36:43.097372153</dc:date>
    <meta:editing-duration>PT2H3M37S</meta:editing-duration>
    <meta:editing-cycles>72</meta:editing-cycles>
    <meta:generator>LibreOffice/6.0.7.3$Linux_X86_64 LibreOffice_project/00m0$Build-3</meta:generator>
    <meta:document-statistic meta:table-count="1" meta:cell-count="21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title svg:x="6.355cm" svg:y="0.316cm" chart:style-name="ch2">
          <text:p>Harmonic mean</text:p>
        </chart:title>
        <chart:legend chart:legend-position="end" svg:x="11.956cm" svg:y="3.457cm" style:legend-expansion="high" chart:style-name="ch3"/>
        <chart:plot-area chart:style-name="ch4" table:cell-range-address="Sheet1.A3:Sheet1.A14 Sheet1.G2:Sheet1.J14" chart:data-source-has-labels="both" svg:x="0.319cm" svg:y="1.275cm" svg:width="11.318cm" svg:height="6.57cm">
          <chartooo:coordinate-region svg:x="1.046cm" svg:y="1.474cm" svg:width="10.312cm" svg:height="5.724cm"/>
          <chart:axis chart:dimension="x" chart:name="primary-x" chart:style-name="ch5" chartooo:axis-type="auto">
            <chartooo:date-scale/>
            <chart:title svg:x="4.373cm" svg:y="8.025cm" chart:style-name="ch6">
              <text:p>levenshtein threshold</text:p>
            </chart:title>
            <chart:categories table:cell-range-address="Sheet1.A3:Sheet1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G3:Sheet1.G14" chart:label-cell-address="Sheet1.G2:Sheet1.G2" chart:class="chart:line">
            <chart:data-point chart:repeated="12"/>
          </chart:series>
          <chart:series chart:style-name="ch9" chart:values-cell-range-address="Sheet1.H3:Sheet1.H14" chart:label-cell-address="Sheet1.H2:Sheet1.H2" chart:class="chart:line">
            <chart:data-point chart:repeated="12"/>
          </chart:series>
          <chart:series chart:style-name="ch10" chart:values-cell-range-address="Sheet1.I3:Sheet1.I14" chart:label-cell-address="Sheet1.I2:Sheet1.I2" chart:class="chart:line">
            <chart:data-point chart:repeated="12"/>
          </chart:series>
          <chart:series chart:style-name="ch11" chart:values-cell-range-address="Sheet1.J3:Sheet1.J14" chart:label-cell-address="Sheet1.J2:Sheet1.J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cal</text:p>
                <draw:g>
                  <svg:desc>Sheet1.G2:Sheet1.G2</svg:desc>
                </draw:g>
              </table:table-cell>
              <table:table-cell office:value-type="string">
                <text:p>recall oriented</text:p>
                <draw:g>
                  <svg:desc>Sheet1.H2:Sheet1.H2</svg:desc>
                </draw:g>
              </table:table-cell>
              <table:table-cell office:value-type="string">
                <text:p>precision oriented</text:p>
                <draw:g>
                  <svg:desc>Sheet1.I2:Sheet1.I2</svg:desc>
                </draw:g>
              </table:table-cell>
              <table:table-cell office:value-type="string">
                <text:p>overlap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14</svg:desc>
                </draw:g>
              </table:table-cell>
              <table:table-cell office:value-type="float" office:value="0.521124307256323">
                <text:p>0.521124307256323</text:p>
                <draw:g>
                  <svg:desc>Sheet1.G3:Sheet1.G14</svg:desc>
                </draw:g>
              </table:table-cell>
              <table:table-cell office:value-type="float" office:value="0.839904129953793">
                <text:p>0.839904129953793</text:p>
                <draw:g>
                  <svg:desc>Sheet1.H3:Sheet1.H14</svg:desc>
                </draw:g>
              </table:table-cell>
              <table:table-cell office:value-type="float" office:value="0.762376026811691">
                <text:p>0.762376026811691</text:p>
                <draw:g>
                  <svg:desc>Sheet1.I3:Sheet1.I14</svg:desc>
                </draw:g>
              </table:table-cell>
              <table:table-cell office:value-type="float" office:value="0.933493329169707">
                <text:p>0.933493329169707</text:p>
                <draw:g>
                  <svg:desc>Sheet1.J3:Sheet1.J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01039662027491">
                <text:p>0.501039662027491</text:p>
              </table:table-cell>
              <table:table-cell office:value-type="float" office:value="0.819889598148277">
                <text:p>0.819889598148277</text:p>
              </table:table-cell>
              <table:table-cell office:value-type="float" office:value="0.750447313238455">
                <text:p>0.750447313238455</text:p>
              </table:table-cell>
              <table:table-cell office:value-type="float" office:value="0.938369638635501">
                <text:p>0.9383696386355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76481386476555">
                <text:p>0.476481386476555</text:p>
              </table:table-cell>
              <table:table-cell office:value-type="float" office:value="0.793071209081811">
                <text:p>0.793071209081811</text:p>
              </table:table-cell>
              <table:table-cell office:value-type="float" office:value="0.736491460497923">
                <text:p>0.736491460497923</text:p>
              </table:table-cell>
              <table:table-cell office:value-type="float" office:value="0.938541618994099">
                <text:p>0.9385416189940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66761053944864">
                <text:p>0.466761053944864</text:p>
              </table:table-cell>
              <table:table-cell office:value-type="float" office:value="0.781154798869847">
                <text:p>0.781154798869847</text:p>
              </table:table-cell>
              <table:table-cell office:value-type="float" office:value="0.729442375249005">
                <text:p>0.729442375249005</text:p>
              </table:table-cell>
              <table:table-cell office:value-type="float" office:value="0.938553543236641">
                <text:p>0.9385535432366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56318273432969">
                <text:p>0.456318273432969</text:p>
              </table:table-cell>
              <table:table-cell office:value-type="float" office:value="0.76720888451862">
                <text:p>0.76720888451862</text:p>
              </table:table-cell>
              <table:table-cell office:value-type="float" office:value="0.717434332924387">
                <text:p>0.717434332924387</text:p>
              </table:table-cell>
              <table:table-cell office:value-type="float" office:value="0.938641406803417">
                <text:p>0.9386414068034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55561651488092">
                <text:p>0.455561651488092</text:p>
              </table:table-cell>
              <table:table-cell office:value-type="float" office:value="0.769741433957994">
                <text:p>0.769741433957994</text:p>
              </table:table-cell>
              <table:table-cell office:value-type="float" office:value="0.725064389096703">
                <text:p>0.725064389096703</text:p>
              </table:table-cell>
              <table:table-cell office:value-type="float" office:value="0.939661280305441">
                <text:p>0.93966128030544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48339482384152">
                <text:p>0.448339482384152</text:p>
              </table:table-cell>
              <table:table-cell office:value-type="float" office:value="0.763136988777511">
                <text:p>0.763136988777511</text:p>
              </table:table-cell>
              <table:table-cell office:value-type="float" office:value="0.721969571010715">
                <text:p>0.721969571010715</text:p>
              </table:table-cell>
              <table:table-cell office:value-type="float" office:value="0.940096562196069">
                <text:p>0.9400965621960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47595061246809">
                <text:p>0.447595061246809</text:p>
              </table:table-cell>
              <table:table-cell office:value-type="float" office:value="0.760610697071326">
                <text:p>0.760610697071326</text:p>
              </table:table-cell>
              <table:table-cell office:value-type="float" office:value="0.718838383423004">
                <text:p>0.718838383423004</text:p>
              </table:table-cell>
              <table:table-cell office:value-type="float" office:value="0.940476028572286">
                <text:p>0.9404760285722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39799075510713">
                <text:p>0.439799075510713</text:p>
              </table:table-cell>
              <table:table-cell office:value-type="float" office:value="0.750239984932265">
                <text:p>0.750239984932265</text:p>
              </table:table-cell>
              <table:table-cell office:value-type="float" office:value="0.712556528131851">
                <text:p>0.712556528131851</text:p>
              </table:table-cell>
              <table:table-cell office:value-type="float" office:value="0.938653407330959">
                <text:p>0.9386534073309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4029446159844">
                <text:p>0.434029446159844</text:p>
              </table:table-cell>
              <table:table-cell office:value-type="float" office:value="0.746947124677782">
                <text:p>0.746947124677782</text:p>
              </table:table-cell>
              <table:table-cell office:value-type="float" office:value="0.709707750961935">
                <text:p>0.709707750961935</text:p>
              </table:table-cell>
              <table:table-cell office:value-type="float" office:value="0.941457692531413">
                <text:p>0.941457692531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20171810812386">
                <text:p>0.420171810812386</text:p>
              </table:table-cell>
              <table:table-cell office:value-type="float" office:value="0.730931128168932">
                <text:p>0.730931128168932</text:p>
              </table:table-cell>
              <table:table-cell office:value-type="float" office:value="0.699956538376197">
                <text:p>0.699956538376197</text:p>
              </table:table-cell>
              <table:table-cell office:value-type="float" office:value="0.944742202143933">
                <text:p>0.9447422021439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96275691842315">
                <text:p>0.396275691842315</text:p>
              </table:table-cell>
              <table:table-cell office:value-type="float" office:value="0.704528109335202">
                <text:p>0.704528109335202</text:p>
              </table:table-cell>
              <table:table-cell office:value-type="float" office:value="0.687998853703469">
                <text:p>0.687998853703469</text:p>
              </table:table-cell>
              <table:table-cell office:value-type="float" office:value="0.9482236428148">
                <text:p>0.9482236428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title svg:x="6.99cm" svg:y="0.316cm" chart:style-name="ch2">
          <text:p>Precision</text:p>
        </chart:title>
        <chart:legend chart:legend-position="end" svg:x="11.956cm" svg:y="3.457cm" style:legend-expansion="high" chart:style-name="ch3"/>
        <chart:plot-area chart:style-name="ch4" table:cell-range-address="Sheet1.A3:Sheet1.E14 Sheet1.A2:Sheet1.D2 Sheet1.F2:Sheet1.F2" chart:data-source-has-labels="both" svg:x="0.319cm" svg:y="1.275cm" svg:width="11.318cm" svg:height="6.57cm">
          <chartooo:coordinate-region svg:x="1.046cm" svg:y="1.475cm" svg:width="10.312cm" svg:height="5.723cm"/>
          <chart:axis chart:dimension="x" chart:name="primary-x" chart:style-name="ch5" chartooo:axis-type="auto">
            <chartooo:date-scale/>
            <chart:title svg:x="4.373cm" svg:y="8.025cm" chart:style-name="ch6">
              <text:p>levenshtein threshold</text:p>
            </chart:title>
            <chart:categories table:cell-range-address="Sheet1.A3:Sheet1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3:Sheet1.B14" chart:label-cell-address="Sheet1.B2:Sheet1.B2" chart:class="chart:line">
            <chart:data-point chart:repeated="12"/>
          </chart:series>
          <chart:series chart:style-name="ch9" chart:values-cell-range-address="Sheet1.C3:Sheet1.C14" chart:label-cell-address="Sheet1.C2:Sheet1.C2" chart:class="chart:line">
            <chart:data-point chart:repeated="12"/>
          </chart:series>
          <chart:series chart:style-name="ch10" chart:values-cell-range-address="Sheet1.D3:Sheet1.D14" chart:label-cell-address="Sheet1.D2:Sheet1.D2" chart:class="chart:line">
            <chart:data-point chart:repeated="12"/>
          </chart:series>
          <chart:series chart:style-name="ch11" chart:values-cell-range-address="Sheet1.E3:Sheet1.E14" chart:label-cell-address="Sheet1.F2:Sheet1.F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cal</text:p>
                <draw:g>
                  <svg:desc>Sheet1.B2:Sheet1.B2</svg:desc>
                </draw:g>
              </table:table-cell>
              <table:table-cell office:value-type="string">
                <text:p>recall oriented</text:p>
                <draw:g>
                  <svg:desc>Sheet1.C2:Sheet1.C2</svg:desc>
                </draw:g>
              </table:table-cell>
              <table:table-cell office:value-type="string">
                <text:p>precision oriented</text:p>
                <draw:g>
                  <svg:desc>Sheet1.D2:Sheet1.D2</svg:desc>
                </draw:g>
              </table:table-cell>
              <table:table-cell office:value-type="string">
                <text:p>query f-measure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14</svg:desc>
                </draw:g>
              </table:table-cell>
              <table:table-cell office:value-type="float" office:value="0.460159065334965">
                <text:p>0.460159065334965</text:p>
                <draw:g>
                  <svg:desc>Sheet1.B3:Sheet1.B14</svg:desc>
                </draw:g>
              </table:table-cell>
              <table:table-cell office:value-type="float" office:value="0.847024175431256">
                <text:p>0.847024175431256</text:p>
                <draw:g>
                  <svg:desc>Sheet1.C3:Sheet1.C14</svg:desc>
                </draw:g>
              </table:table-cell>
              <table:table-cell office:value-type="float" office:value="0.755247284960844">
                <text:p>0.755247284960844</text:p>
                <draw:g>
                  <svg:desc>Sheet1.D3:Sheet1.D14</svg:desc>
                </draw:g>
              </table:table-cell>
              <table:table-cell office:value-type="float" office:value="0.996845694799659">
                <text:p>0.996845694799659</text:p>
                <draw:g>
                  <svg:desc>Sheet1.E3:Sheet1.E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28014229593135">
                <text:p>0.428014229593135</text:p>
              </table:table-cell>
              <table:table-cell office:value-type="float" office:value="0.802260490184955">
                <text:p>0.802260490184955</text:p>
              </table:table-cell>
              <table:table-cell office:value-type="float" office:value="0.730517540247465">
                <text:p>0.730517540247465</text:p>
              </table:table-cell>
              <table:table-cell office:value-type="float" office:value="0.997368421052632">
                <text:p>0.99736842105263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94972155378947">
                <text:p>0.394972155378947</text:p>
              </table:table-cell>
              <table:table-cell office:value-type="float" office:value="0.757214234315856">
                <text:p>0.757214234315856</text:p>
              </table:table-cell>
              <table:table-cell office:value-type="float" office:value="0.701049776486452">
                <text:p>0.701049776486452</text:p>
              </table:table-cell>
              <table:table-cell office:value-type="float" office:value="0.99775707384403">
                <text:p>0.997757073844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80428978880166">
                <text:p>0.380428978880166</text:p>
              </table:table-cell>
              <table:table-cell office:value-type="float" office:value="0.733984360383479">
                <text:p>0.733984360383479</text:p>
              </table:table-cell>
              <table:table-cell office:value-type="float" office:value="0.686766308029997">
                <text:p>0.686766308029997</text:p>
              </table:table-cell>
              <table:table-cell office:value-type="float" office:value="0.997784026996625">
                <text:p>0.9977840269966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67128917138081">
                <text:p>0.367128917138081</text:p>
              </table:table-cell>
              <table:table-cell office:value-type="float" office:value="0.709739912655844">
                <text:p>0.709739912655844</text:p>
              </table:table-cell>
              <table:table-cell office:value-type="float" office:value="0.666161064631671">
                <text:p>0.666161064631671</text:p>
              </table:table-cell>
              <table:table-cell office:value-type="float" office:value="0.997982654600302">
                <text:p>0.9979826546003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65119008804663">
                <text:p>0.365119008804663</text:p>
              </table:table-cell>
              <table:table-cell office:value-type="float" office:value="0.712299981943314">
                <text:p>0.712299981943314</text:p>
              </table:table-cell>
              <table:table-cell office:value-type="float" office:value="0.676681610711263">
                <text:p>0.676681610711263</text:p>
              </table:table-cell>
              <table:table-cell office:value-type="float" office:value="0.9963373977973">
                <text:p>0.996337397797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56506779340861">
                <text:p>0.356506779340861</text:p>
              </table:table-cell>
              <table:table-cell office:value-type="float" office:value="0.702540360569884">
                <text:p>0.702540360569884</text:p>
              </table:table-cell>
              <table:table-cell office:value-type="float" office:value="0.670387184597741">
                <text:p>0.670387184597741</text:p>
              </table:table-cell>
              <table:table-cell office:value-type="float" office:value="0.997316653934301">
                <text:p>0.9973166539343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55876563915041">
                <text:p>0.355876563915041</text:p>
              </table:table-cell>
              <table:table-cell office:value-type="float" office:value="0.698582580196351">
                <text:p>0.698582580196351</text:p>
              </table:table-cell>
              <table:table-cell office:value-type="float" office:value="0.665007692148557">
                <text:p>0.665007692148557</text:p>
              </table:table-cell>
              <table:table-cell office:value-type="float" office:value="0.998171171893799">
                <text:p>0.99817117189379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47566858886361">
                <text:p>0.347566858886361</text:p>
              </table:table-cell>
              <table:table-cell office:value-type="float" office:value="0.68507651240229">
                <text:p>0.68507651240229</text:p>
              </table:table-cell>
              <table:table-cell office:value-type="float" office:value="0.656084440955761">
                <text:p>0.656084440955761</text:p>
              </table:table-cell>
              <table:table-cell office:value-type="float" office:value="0.996805665349144">
                <text:p>0.9968056653491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40414475565">
                <text:p>0.340414475565</text:p>
              </table:table-cell>
              <table:table-cell office:value-type="float" office:value="0.6771149546">
                <text:p>0.6771149546</text:p>
              </table:table-cell>
              <table:table-cell office:value-type="float" office:value="0.648360310935">
                <text:p>0.648360310935</text:p>
              </table:table-cell>
              <table:table-cell office:value-type="float" office:value="0.996458333335">
                <text:p>0.9964583333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4704865078217">
                <text:p>0.324704865078217</text:p>
              </table:table-cell>
              <table:table-cell office:value-type="float" office:value="0.653525200413224">
                <text:p>0.653525200413224</text:p>
              </table:table-cell>
              <table:table-cell office:value-type="float" office:value="0.633939021213452">
                <text:p>0.633939021213452</text:p>
              </table:table-cell>
              <table:table-cell office:value-type="float" office:value="0.998325163398693">
                <text:p>0.9983251633986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98165904701294">
                <text:p>0.298165904701294</text:p>
              </table:table-cell>
              <table:table-cell office:value-type="float" office:value="0.614578501941225">
                <text:p>0.614578501941225</text:p>
              </table:table-cell>
              <table:table-cell office:value-type="float" office:value="0.611268388053801">
                <text:p>0.611268388053801</text:p>
              </table:table-cell>
              <table:table-cell office:value-type="float" office:value="0.992091425292619">
                <text:p>0.992091425292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title svg:x="6.421cm" svg:y="0.316cm" chart:style-name="ch2">
          <text:p>CQA Coverage</text:p>
        </chart:title>
        <chart:legend chart:legend-position="end" svg:x="11.956cm" svg:y="3.457cm" style:legend-expansion="high" chart:style-name="ch3"/>
        <chart:plot-area chart:style-name="ch4" table:cell-range-address="Sheet1.A3:Sheet1.A14 Sheet1.L2:Sheet1.O14" chart:data-source-has-labels="both" svg:x="0.319cm" svg:y="1.275cm" svg:width="11.318cm" svg:height="6.57cm">
          <chartooo:coordinate-region svg:x="1.046cm" svg:y="1.474cm" svg:width="10.312cm" svg:height="5.724cm"/>
          <chart:axis chart:dimension="x" chart:name="primary-x" chart:style-name="ch5" chartooo:axis-type="auto">
            <chartooo:date-scale/>
            <chart:title svg:x="4.373cm" svg:y="8.025cm" chart:style-name="ch6">
              <text:p>levenshtein threshold</text:p>
            </chart:title>
            <chart:categories table:cell-range-address="Sheet1.A3:Sheet1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L3:Sheet1.L14" chart:label-cell-address="Sheet1.L2:Sheet1.L2" chart:class="chart:line">
            <chart:data-point chart:repeated="12"/>
          </chart:series>
          <chart:series chart:style-name="ch9" chart:values-cell-range-address="Sheet1.M3:Sheet1.M14" chart:label-cell-address="Sheet1.M2:Sheet1.M2" chart:class="chart:line">
            <chart:data-point chart:repeated="12"/>
          </chart:series>
          <chart:series chart:style-name="ch10" chart:values-cell-range-address="Sheet1.N3:Sheet1.N14" chart:label-cell-address="Sheet1.N2:Sheet1.N2" chart:class="chart:line">
            <chart:data-point chart:repeated="12"/>
          </chart:series>
          <chart:series chart:style-name="ch11" chart:values-cell-range-address="Sheet1.O3:Sheet1.O14" chart:label-cell-address="Sheet1.O2:Sheet1.O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cal</text:p>
                <draw:g>
                  <svg:desc>Sheet1.L2:Sheet1.L2</svg:desc>
                </draw:g>
              </table:table-cell>
              <table:table-cell office:value-type="string">
                <text:p>recall oriented</text:p>
                <draw:g>
                  <svg:desc>Sheet1.M2:Sheet1.M2</svg:desc>
                </draw:g>
              </table:table-cell>
              <table:table-cell office:value-type="string">
                <text:p>precision oriented</text:p>
                <draw:g>
                  <svg:desc>Sheet1.N2:Sheet1.N2</svg:desc>
                </draw:g>
              </table:table-cell>
              <table:table-cell office:value-type="string">
                <text:p>overlap</text:p>
                <draw:g>
                  <svg:desc>Sheet1.O2:Sheet1.O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14</svg:desc>
                </draw:g>
              </table:table-cell>
              <table:table-cell office:value-type="float" office:value="0.600710882998666">
                <text:p>0.600710882998666</text:p>
                <draw:g>
                  <svg:desc>Sheet1.L3:Sheet1.L14</svg:desc>
                </draw:g>
              </table:table-cell>
              <table:table-cell office:value-type="float" office:value="0.832902788194883">
                <text:p>0.832902788194883</text:p>
                <draw:g>
                  <svg:desc>Sheet1.M3:Sheet1.M14</svg:desc>
                </draw:g>
              </table:table-cell>
              <table:table-cell office:value-type="float" office:value="0.76964062670494">
                <text:p>0.76964062670494</text:p>
                <draw:g>
                  <svg:desc>Sheet1.N3:Sheet1.N14</svg:desc>
                </draw:g>
              </table:table-cell>
              <table:table-cell office:value-type="float" office:value="0.877712232306809">
                <text:p>0.877712232306809</text:p>
                <draw:g>
                  <svg:desc>Sheet1.O3:Sheet1.O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04109500510186">
                <text:p>0.604109500510186</text:p>
              </table:table-cell>
              <table:table-cell office:value-type="float" office:value="0.838310888159435">
                <text:p>0.838310888159435</text:p>
              </table:table-cell>
              <table:table-cell office:value-type="float" office:value="0.771495022309336">
                <text:p>0.771495022309336</text:p>
              </table:table-cell>
              <table:table-cell office:value-type="float" office:value="0.885961095512569">
                <text:p>0.8859610955125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00380031054911">
                <text:p>0.600380031054911</text:p>
              </table:table-cell>
              <table:table-cell office:value-type="float" office:value="0.832492915809204">
                <text:p>0.832492915809204</text:p>
              </table:table-cell>
              <table:table-cell office:value-type="float" office:value="0.77570747652179">
                <text:p>0.77570747652179</text:p>
              </table:table-cell>
              <table:table-cell office:value-type="float" office:value="0.885961095512569">
                <text:p>0.8859610955125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03778648566431">
                <text:p>0.603778648566431</text:p>
              </table:table-cell>
              <table:table-cell office:value-type="float" office:value="0.834804576798986">
                <text:p>0.834804576798986</text:p>
              </table:table-cell>
              <table:table-cell office:value-type="float" office:value="0.77777369571634">
                <text:p>0.77777369571634</text:p>
              </table:table-cell>
              <table:table-cell office:value-type="float" office:value="0.885961095512569">
                <text:p>0.8859610955125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02748428786212">
                <text:p>0.602748428786212</text:p>
              </table:table-cell>
              <table:table-cell office:value-type="float" office:value="0.834804576798986">
                <text:p>0.834804576798986</text:p>
              </table:table-cell>
              <table:table-cell office:value-type="float" office:value="0.77725858582623">
                <text:p>0.77725858582623</text:p>
              </table:table-cell>
              <table:table-cell office:value-type="float" office:value="0.885961095512569">
                <text:p>0.88596109551256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05564362852146">
                <text:p>0.605564362852146</text:p>
              </table:table-cell>
              <table:table-cell office:value-type="float" office:value="0.837259933941843">
                <text:p>0.837259933941843</text:p>
              </table:table-cell>
              <table:table-cell office:value-type="float" office:value="0.78089869571634">
                <text:p>0.78089869571634</text:p>
              </table:table-cell>
              <table:table-cell office:value-type="float" office:value="0.889086095512569">
                <text:p>0.8890860955125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03897696185479">
                <text:p>0.603897696185479</text:p>
              </table:table-cell>
              <table:table-cell office:value-type="float" office:value="0.835173720424178">
                <text:p>0.835173720424178</text:p>
              </table:table-cell>
              <table:table-cell office:value-type="float" office:value="0.782151575900672">
                <text:p>0.782151575900672</text:p>
              </table:table-cell>
              <table:table-cell office:value-type="float" office:value="0.889086095512569">
                <text:p>0.8890860955125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03004839042622">
                <text:p>0.603004839042622</text:p>
              </table:table-cell>
              <table:table-cell office:value-type="float" office:value="0.834727291852749">
                <text:p>0.834727291852749</text:p>
              </table:table-cell>
              <table:table-cell office:value-type="float" office:value="0.782151575900672">
                <text:p>0.782151575900672</text:p>
              </table:table-cell>
              <table:table-cell office:value-type="float" office:value="0.889086095512569">
                <text:p>0.8890860955125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98663706037696">
                <text:p>0.598663706037696</text:p>
              </table:table-cell>
              <table:table-cell office:value-type="float" office:value="0.829103050402046">
                <text:p>0.829103050402046</text:p>
              </table:table-cell>
              <table:table-cell office:value-type="float" office:value="0.779665809855123">
                <text:p>0.779665809855123</text:p>
              </table:table-cell>
              <table:table-cell office:value-type="float" office:value="0.88691218246909">
                <text:p>0.886912182469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9866370604">
                <text:p>0.59866370604</text:p>
              </table:table-cell>
              <table:table-cell office:value-type="float" office:value="0.832839463435">
                <text:p>0.832839463435</text:p>
              </table:table-cell>
              <table:table-cell office:value-type="float" office:value="0.783877766385">
                <text:p>0.783877766385</text:p>
              </table:table-cell>
              <table:table-cell office:value-type="float" office:value="0.892211095515">
                <text:p>0.8922110955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95153853820947">
                <text:p>0.595153853820947</text:p>
              </table:table-cell>
              <table:table-cell office:value-type="float" office:value="0.829137185120402">
                <text:p>0.829137185120402</text:p>
              </table:table-cell>
              <table:table-cell office:value-type="float" office:value="0.78132234765765">
                <text:p>0.78132234765765</text:p>
              </table:table-cell>
              <table:table-cell office:value-type="float" office:value="0.89661814679462">
                <text:p>0.8966181467946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90613781823978">
                <text:p>0.590613781823978</text:p>
              </table:table-cell>
              <table:table-cell office:value-type="float" office:value="0.825322117235609">
                <text:p>0.825322117235609</text:p>
              </table:table-cell>
              <table:table-cell office:value-type="float" office:value="0.786757931775375">
                <text:p>0.786757931775375</text:p>
              </table:table-cell>
              <table:table-cell office:value-type="float" office:value="0.908071030442303">
                <text:p>0.9080710304423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